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72in"/>
    </style:style>
    <style:style style:name="co3" style:family="table-column">
      <style:table-column-properties fo:break-before="auto" style:column-width="4.4791in"/>
    </style:style>
    <style:style style:name="co4" style:family="table-column">
      <style:table-column-properties fo:break-before="auto" style:column-width="4.74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office:value-type="float" office:value="165">
            <text:p>165</text:p>
          </table:table-cell>
          <table:table-cell office:value-type="string">
            <text:p>paper</text:p>
          </table:table-cell>
          <table:table-cell office:value-type="string">
            <text:p>pa-per</text:p>
          </table:table-cell>
          <table:table-cell office:value-type="string">
            <text:p>a flat piece of wood that you write on</text:p>
          </table:table-cell>
          <table:table-cell office:value-type="string">
            <text:p>This toy plane is made of paper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boat</text:p>
          </table:table-cell>
          <table:table-cell office:value-type="string">
            <text:p>a vehicle that can float on water</text:p>
          </table:table-cell>
          <table:table-cell office:value-type="string">
            <text:p>We leave our boat by the shore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plane</text:p>
          </table:table-cell>
          <table:table-cell office:value-type="string">
            <text:p>a vehicle that can fly with wings</text:p>
          </table:table-cell>
          <table:table-cell office:value-type="string">
            <text:p>Planes land at the airport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tent</text:p>
          </table:table-cell>
          <table:table-cell office:value-type="string">
            <text:p>a house you can take camping</text:p>
          </table:table-cell>
          <table:table-cell office:value-type="string">
            <text:p>They are living in large tents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make</text:p>
          </table:table-cell>
          <table:table-cell office:value-type="string">
            <text:p>to build</text:p>
          </table:table-cell>
          <table:table-cell office:value-type="string">
            <text:p>My mom is making a dress for m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you can eat off of</text:p>
          </table:table-cell>
          <table:table-cell office:value-type="string">
            <text:p>Put the plates on the tabl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save</text:p>
          </table:table-cell>
          <table:table-cell office:value-type="string">
            <text:p>to keep for later</text:p>
          </table:table-cell>
          <table:table-cell office:value-type="string">
            <text:p>I am saving money to buy toys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hold many people</text:p>
          </table:table-cell>
          <table:table-cell office:value-type="string">
            <text:p>He works as a bus driver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tail</text:p>
          </table:table-cell>
          <table:table-cell office:value-type="string">
            <text:p>the long part on the back of an animal</text:p>
          </table:table-cell>
          <table:table-cell office:value-type="string">
            <text:p>The dog is wagging its tail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cane</text:p>
          </table:table-cell>
          <table:table-cell office:value-type="string">
            <text:p>a stick that you use to walk</text:p>
          </table:table-cell>
          <table:table-cell office:value-type="string">
            <text:p>The old man walks with a cane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rake</text:p>
          </table:table-cell>
          <table:table-cell office:value-type="string">
            <text:p>a tool that you can use to move leaves</text:p>
          </table:table-cell>
          <table:table-cell office:value-type="string">
            <text:p>I use a rake to pull weeds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gate</text:p>
          </table:table-cell>
          <table:table-cell office:value-type="string">
            <text:p>a door in a wall or fence</text:p>
          </table:table-cell>
          <table:table-cell office:value-type="string">
            <text:p>Please don't close the front gate!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tape</text:p>
          </table:table-cell>
          <table:table-cell office:value-type="string">
            <text:p>a sticky string you can use to keep things together</text:p>
          </table:table-cell>
          <table:table-cell office:value-type="string">
            <text:p>Put some tape on it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nail</text:p>
          </table:table-cell>
          <table:table-cell office:value-type="string">
            <text:p>a piece of metal you can use to keep things together</text:p>
          </table:table-cell>
          <table:table-cell office:value-type="string">
            <text:p>Hit the nail with the hammer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jay</text:p>
          </table:table-cell>
          <table:table-cell office:value-type="string">
            <text:p>a type of bird</text:p>
          </table:table-cell>
          <table:table-cell office:value-type="string">
            <text:p>There is a blue jay in that tree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pay</text:p>
          </table:table-cell>
          <table:table-cell office:value-type="string">
            <text:p>to give someone money</text:p>
          </table:table-cell>
          <table:table-cell office:value-type="string">
            <text:p>You have to pay for cand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lake</text:p>
          </table:table-cell>
          <table:table-cell office:value-type="string">
            <text:p>a big place with water that is not flowing</text:p>
          </table:table-cell>
          <table:table-cell office:value-type="string">
            <text:p>Let's go swim in the lake!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snail</text:p>
          </table:table-cell>
          <table:table-cell office:value-type="string">
            <text:p>an animal with a curly shell</text:p>
          </table:table-cell>
          <table:table-cell office:value-type="string">
            <text:p>Snails move very slowl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cage</text:p>
          </table:table-cell>
          <table:table-cell office:value-type="string">
            <text:p>a box made of metal that you can see in</text:p>
          </table:table-cell>
          <table:table-cell office:value-type="string">
            <text:p>Don't let the bird out of the cage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ail</text:p>
          </table:table-cell>
          <table:table-cell office:value-type="string">
            <text:p>to use a boat to move</text:p>
          </table:table-cell>
          <table:table-cell office:value-type="string">
            <text:p>The boat sails from Taiwan to Japan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cave</text:p>
          </table:table-cell>
          <table:table-cell office:value-type="string">
            <text:p>a hole in a mountain</text:p>
          </table:table-cell>
          <table:table-cell office:value-type="string">
            <text:p>Is it always dark in caves?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tage</text:p>
          </table:table-cell>
          <table:table-cell office:value-type="string">
            <text:p>a big flat place where a singer can sing</text:p>
          </table:table-cell>
          <table:table-cell office:value-type="string">
            <text:p>There are only two dancers on stage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mail</text:p>
          </table:table-cell>
          <table:table-cell office:value-type="string">
            <text:p>letters to send to someone</text:p>
          </table:table-cell>
          <table:table-cell office:value-type="string">
            <text:p>Now I can receive mail!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tray</text:p>
          </table:table-cell>
          <table:table-cell office:value-type="string">
            <text:p>a flat thing you can use to carry other things</text:p>
          </table:table-cell>
          <table:table-cell office:value-type="string">
            <text:p>He is eating lunch off a tray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rhyme</text:p>
          </table:table-cell>
          <table:table-cell office:value-type="string">
            <text:p>when two words have the same ending sound</text:p>
          </table:table-cell>
          <table:table-cell office:value-type="string">
            <text:p>I write sentences in rhy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frame</text:p>
          </table:table-cell>
          <table:table-cell office:value-type="string">
            <text:p>the outside of a picture or window</text:p>
          </table:table-cell>
          <table:table-cell office:value-type="string">
            <text:p>She placed photo in a fra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safe</text:p>
          </table:table-cell>
          <table:table-cell office:value-type="string">
            <text:p>not dangerous</text:p>
          </table:table-cell>
          <table:table-cell office:value-type="string">
            <text:p>It is safe for us to cross the road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whale</text:p>
          </table:table-cell>
          <table:table-cell office:value-type="string">
            <text:p>a big mammal that lives in the ocean</text:p>
          </table:table-cell>
          <table:table-cell office:value-type="string">
            <text:p>Giant blue whales feed on plankton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wave</text:p>
          </table:table-cell>
          <table:table-cell office:value-type="string">
            <text:p>a big piece of moving water</text:p>
          </table:table-cell>
          <table:table-cell office:value-type="string">
            <text:p>Surfers look for the best waves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vase</text:p>
          </table:table-cell>
          <table:table-cell office:value-type="string">
            <text:p>a cup for holding flowers</text:p>
          </table:table-cell>
          <table:table-cell office:value-type="string">
            <text:p>I put the flowers in a vase.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pan</text:p>
          </table:table-cell>
          <table:table-cell office:value-type="string">
            <text:p>a flat place used for cooking</text:p>
          </table:table-cell>
          <table:table-cell office:value-type="string">
            <text:p>Do we need a pan to make pancakes?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jacks</text:p>
          </table:table-cell>
          <table:table-cell office:value-type="string">
            <text:p>a game with a ball and spiky pieces</text:p>
          </table:table-cell>
          <table:table-cell office:value-type="string">
            <text:p>How do you play the game Jacks?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waste</text:p>
          </table:table-cell>
          <table:table-cell office:value-type="string">
            <text:p>to throw something away that can still be used</text:p>
          </table:table-cell>
          <table:table-cell office:value-type="string">
            <text:p>Don't waste your food!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face</text:p>
          </table:table-cell>
          <table:table-cell office:value-type="string">
            <text:p>the part of your head with eyes, nose, mouth</text:p>
          </table:table-cell>
          <table:table-cell office:value-type="string">
            <text:p>She turned her face away from me.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recycle</text:p>
          </table:table-cell>
          <table:table-cell office:value-type="string">
            <text:p>re-cy-cle</text:p>
          </table:table-cell>
          <table:table-cell office:value-type="string">
            <text:p>to use something again</text:p>
          </table:table-cell>
          <table:table-cell office:value-type="string">
            <text:p>Please recycle your paper to save trees!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string">
            <text:p>toss</text:p>
          </table:table-cell>
          <table:table-cell office:value-type="string">
            <text:p>small throw</text:p>
          </table:table-cell>
          <table:table-cell office:value-type="string">
            <text:p>Max tosses his bag on to the couch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pe</text:p>
          </table:table-cell>
          <table:table-cell office:value-type="string">
            <text:p>a cloth that Superman wears on his back</text:p>
          </table:table-cell>
          <table:table-cell office:value-type="string">
            <text:p>Is he wearing a cape?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fan</text:p>
          </table:table-cell>
          <table:table-cell office:value-type="string">
            <text:p>a machine that blows air</text:p>
          </table:table-cell>
          <table:table-cell office:value-type="string">
            <text:p>The fan is over my head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n</text:p>
          </table:table-cell>
          <table:table-cell office:value-type="string">
            <text:p>a metal container</text:p>
          </table:table-cell>
          <table:table-cell office:value-type="string">
            <text:p>She is holding a can of Coke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hive</text:p>
          </table:table-cell>
          <table:table-cell office:value-type="string">
            <text:p>a bee home</text:p>
          </table:table-cell>
          <table:table-cell office:value-type="string">
            <text:p>Bees live in hives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vine</text:p>
          </table:table-cell>
          <table:table-cell office:value-type="string">
            <text:p>a long plant that can grow up walls</text:p>
          </table:table-cell>
          <table:table-cell office:value-type="string">
            <text:p>How do you get a vine to climb a wall?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ive</text:p>
          </table:table-cell>
          <table:table-cell office:value-type="string">
            <text:p>to jump in water, to go down quickly</text:p>
          </table:table-cell>
          <table:table-cell office:value-type="string">
            <text:p>Can you dive in water?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tie</text:p>
          </table:table-cell>
          <table:table-cell office:value-type="string">
            <text:p>to make a knot, to put to strings together</text:p>
          </table:table-cell>
          <table:table-cell office:value-type="string">
            <text:p>There are many ways to tie your shoe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bride</text:p>
          </table:table-cell>
          <table:table-cell office:value-type="string">
            <text:p>a woman who is getting married</text:p>
          </table:table-cell>
          <table:table-cell office:value-type="string">
            <text:p>The bride is the one in the white dres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can win</text:p>
          </table:table-cell>
          <table:table-cell office:value-type="string">
            <text:p>Our team won the first prize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lime</text:p>
          </table:table-cell>
          <table:table-cell office:value-type="string">
            <text:p>a green lemon, a sour fruit</text:p>
          </table:table-cell>
          <table:table-cell office:value-type="string">
            <text:p>People often use lime in drinks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bite</text:p>
          </table:table-cell>
          <table:table-cell office:value-type="string">
            <text:p>to use your teeth to eat</text:p>
          </table:table-cell>
          <table:table-cell office:value-type="string">
            <text:p>Does your dog bite?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hide</text:p>
          </table:table-cell>
          <table:table-cell office:value-type="string">
            <text:p>to go somewhere so someone can't see you</text:p>
          </table:table-cell>
          <table:table-cell office:value-type="string">
            <text:p>Where is he hiding?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high</text:p>
          </table:table-cell>
          <table:table-cell office:value-type="string">
            <text:p>in the sky, very tall</text:p>
          </table:table-cell>
          <table:table-cell office:value-type="string">
            <text:p>Cats can climb to high places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tight</text:p>
          </table:table-cell>
          <table:table-cell office:value-type="string">
            <text:p>not easy to move, when a hole is too small, when you pull a knot</text:p>
          </table:table-cell>
          <table:table-cell office:value-type="string">
            <text:p>I can't untie the knot - it's too tight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right</text:p>
          </table:table-cell>
          <table:table-cell office:value-type="string">
            <text:p>the opposite of left, opposite of your heart</text:p>
          </table:table-cell>
          <table:table-cell office:value-type="string">
            <text:p>Most people write with their right hand.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string">
            <text:p>night</text:p>
          </table:table-cell>
          <table:table-cell office:value-type="string">
            <text:p>when it's dark, not day</text:p>
          </table:table-cell>
          <table:table-cell office:value-type="string">
            <text:p>It is a dark moonless night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fine</text:p>
          </table:table-cell>
          <table:table-cell office:value-type="string">
            <text:p>okay, nice</text:p>
          </table:table-cell>
          <table:table-cell office:value-type="string">
            <text:p>We are staying in a fine room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side</text:p>
          </table:table-cell>
          <table:table-cell office:value-type="string">
            <text:p>the wall, the end, the part that isn't the top or bottom</text:p>
          </table:table-cell>
          <table:table-cell office:value-type="string">
            <text:p>Which side do you sleep on?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wide</text:p>
          </table:table-cell>
          <table:table-cell office:value-type="string">
            <text:p>fat, not thin</text:p>
          </table:table-cell>
          <table:table-cell office:value-type="string">
            <text:p>We drove on the wide road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pin</text:p>
          </table:table-cell>
          <table:table-cell office:value-type="string">
            <text:p>a needle that can hold things</text:p>
          </table:table-cell>
          <table:table-cell office:value-type="string">
            <text:p>She used a pin to hold two pieces together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rip</text:p>
          </table:table-cell>
          <table:table-cell office:value-type="string">
            <text:p>to pull into two pieces</text:p>
          </table:table-cell>
          <table:table-cell office:value-type="string">
            <text:p>Careful! Don't rip my jacket!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tip</text:p>
          </table:table-cell>
          <table:table-cell office:value-type="string">
            <text:p>the top, the end, the pointy part</text:p>
          </table:table-cell>
          <table:table-cell office:value-type="string">
            <text:p>George pressed the tips of his fingers together.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uzzle</text:p>
          </table:table-cell>
          <table:table-cell office:value-type="string">
            <text:p>puz-zle</text:p>
          </table:table-cell>
          <table:table-cell office:value-type="string">
            <text:p>a game that is hard to think about</text:p>
          </table:table-cell>
          <table:table-cell office:value-type="string">
            <text:p>Those who solve this puzzle in the shortest time win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dime</text:p>
          </table:table-cell>
          <table:table-cell office:value-type="string">
            <text:p>a kind of money in America</text:p>
          </table:table-cell>
          <table:table-cell office:value-type="string">
            <text:p>She doesn't have a dim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line</text:p>
          </table:table-cell>
          <table:table-cell office:value-type="string">
            <text:p>a long drawing that is straight</text:p>
          </table:table-cell>
          <table:table-cell office:value-type="string">
            <text:p>I need a ruler to draw a straight lin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kite</text:p>
          </table:table-cell>
          <table:table-cell office:value-type="string">
            <text:p>a toy that can fly with a wing</text:p>
          </table:table-cell>
          <table:table-cell office:value-type="string">
            <text:p>We see a kite flying in the sky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kit</text:p>
          </table:table-cell>
          <table:table-cell office:value-type="string">
            <text:p>a box with many useful things inside</text:p>
          </table:table-cell>
          <table:table-cell office:value-type="string">
            <text:p>I always carry a first-aid kit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bib</text:p>
          </table:table-cell>
          <table:table-cell office:value-type="string">
            <text:p>a cover to stop food from falling onto your body</text:p>
          </table:table-cell>
          <table:table-cell office:value-type="string">
            <text:p>The baby is slobbering all over her bib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sale</text:p>
          </table:table-cell>
          <table:table-cell office:value-type="string">
            <text:p>when the price is lower than normal</text:p>
          </table:table-cell>
          <table:table-cell office:value-type="string">
            <text:p>There is a big sale at my favorite store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tire</text:p>
          </table:table-cell>
          <table:table-cell office:value-type="string">
            <text:p>a wheel under a car or bike</text:p>
          </table:table-cell>
          <table:table-cell office:value-type="string">
            <text:p>She got a flat tire on her way home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pile</text:p>
          </table:table-cell>
          <table:table-cell office:value-type="string">
            <text:p>when many pieces make a small mountain</text:p>
          </table:table-cell>
          <table:table-cell office:value-type="string">
            <text:p>Problems are starting to pile up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ride</text:p>
          </table:table-cell>
          <table:table-cell office:value-type="string">
            <text:p>to sit on a moving vehicle</text:p>
          </table:table-cell>
          <table:table-cell office:value-type="string">
            <text:p>She learns how to ride a horse.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hike</text:p>
          </table:table-cell>
          <table:table-cell office:value-type="string">
            <text:p>to go walking in the forest or mountain</text:p>
          </table:table-cell>
          <table:table-cell office:value-type="string">
            <text:p>We take a nice long hike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Earth</text:p>
          </table:table-cell>
          <table:table-cell office:value-type="string">
            <text:p>the planet that we all live on</text:p>
          </table:table-cell>
          <table:table-cell office:value-type="string">
            <text:p>Earth is the planet that you live on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smile</text:p>
          </table:table-cell>
          <table:table-cell office:value-type="string">
            <text:p>happy face, :)</text:p>
          </table:table-cell>
          <table:table-cell office:value-type="string">
            <text:p>The friends smile as they play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fin</text:p>
          </table:table-cell>
          <table:table-cell office:value-type="string">
            <text:p>a fish's hand</text:p>
          </table:table-cell>
          <table:table-cell office:value-type="string">
            <text:p>We could see the fin of a shark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wig</text:p>
          </table:table-cell>
          <table:table-cell office:value-type="string">
            <text:p>fake hair</text:p>
          </table:table-cell>
          <table:table-cell office:value-type="string">
            <text:p>The actress wears a black wig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ide</text:p>
          </table:table-cell>
          <table:table-cell office:value-type="string">
            <text:p>when the water comes up twice each day</text:p>
          </table:table-cell>
          <table:table-cell office:value-type="string">
            <text:p>The tides are caused by the moon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ame</text:p>
          </table:table-cell>
          <table:table-cell office:value-type="string">
            <text:p>to make an animal follow the rules</text:p>
          </table:table-cell>
          <table:table-cell office:value-type="string">
            <text:p>Wild rabbits can be tamed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pail</text:p>
          </table:table-cell>
          <table:table-cell office:value-type="string">
            <text:p>a bucket</text:p>
          </table:table-cell>
          <table:table-cell office:value-type="string">
            <text:p>Fill the pail with sand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t</text:p>
          </table:table-cell>
          <table:table-cell office:value-type="string">
            <text:p>a big jacket</text:p>
          </table:table-cell>
          <table:table-cell office:value-type="string">
            <text:p>Get your coat on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st</text:p>
          </table:table-cell>
          <table:table-cell office:value-type="string">
            <text:p>where the water meets the land</text:p>
          </table:table-cell>
          <table:table-cell office:value-type="string">
            <text:p>It is the west coast of America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 office:value-type="string">
            <text:p>They are climbing a steep hill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goat</text:p>
          </table:table-cell>
          <table:table-cell office:value-type="string">
            <text:p>a small farm animal with horns</text:p>
          </table:table-cell>
          <table:table-cell office:value-type="string">
            <text:p>An old woman is herding the goats up the mountains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rose</text:p>
          </table:table-cell>
          <table:table-cell office:value-type="string">
            <text:p>a red flower with sharp thorns</text:p>
          </table:table-cell>
          <table:table-cell office:value-type="string">
            <text:p>There is no rose without a thorn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toe</text:p>
          </table:table-cell>
          <table:table-cell office:value-type="string">
            <text:p>a finger on your foot</text:p>
          </table:table-cell>
          <table:table-cell office:value-type="string">
            <text:p>The toes help the humans while walking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note</text:p>
          </table:table-cell>
          <table:table-cell office:value-type="string">
            <text:p>a short message you can write to someone</text:p>
          </table:table-cell>
          <table:table-cell office:value-type="string">
            <text:p>He writes a note to his friend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bone</text:p>
          </table:table-cell>
          <table:table-cell office:value-type="string">
            <text:p>the hard white part inside your body</text:p>
          </table:table-cell>
          <table:table-cell office:value-type="string">
            <text:p>I buy a bone for my dog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stove</text:p>
          </table:table-cell>
          <table:table-cell office:value-type="string">
            <text:p>a machine that cooks with fire</text:p>
          </table:table-cell>
          <table:table-cell office:value-type="string">
            <text:p>The stove is used for cooking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toad</text:p>
          </table:table-cell>
          <table:table-cell office:value-type="string">
            <text:p>an ugly frog</text:p>
          </table:table-cell>
          <table:table-cell office:value-type="string">
            <text:p>The toad changes its color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bow</text:p>
          </table:table-cell>
          <table:table-cell office:value-type="string">
            <text:p>a pretty knot</text:p>
          </table:table-cell>
          <table:table-cell office:value-type="string">
            <text:p>The girl decorates the gift with a big bow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row</text:p>
          </table:table-cell>
          <table:table-cell office:value-type="string">
            <text:p>a line that goes side to side</text:p>
          </table:table-cell>
          <table:table-cell office:value-type="string">
            <text:p>I am sitting at the first row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globe</text:p>
          </table:table-cell>
          <table:table-cell office:value-type="string">
            <text:p>a ball that looks like the Earth</text:p>
          </table:table-cell>
          <table:table-cell office:value-type="string">
            <text:p>She has a globe in her classroom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mow</text:p>
          </table:table-cell>
          <table:table-cell office:value-type="string">
            <text:p>to cut grass with a machine</text:p>
          </table:table-cell>
          <table:table-cell office:value-type="string">
            <text:p>George mows the lawn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road</text:p>
          </table:table-cell>
          <table:table-cell office:value-type="string">
            <text:p>where cars can drive</text:p>
          </table:table-cell>
          <table:table-cell office:value-type="string">
            <text:p>I help the elderly lady cross the road.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string">
            <text:p>hose</text:p>
          </table:table-cell>
          <table:table-cell office:value-type="string">
            <text:p>a long tube or rope with water inside</text:p>
          </table:table-cell>
          <table:table-cell office:value-type="string">
            <text:p>He washed the car with a hose.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nose</text:p>
          </table:table-cell>
          <table:table-cell office:value-type="string">
            <text:p>the part of your face that you can use to smell</text:p>
          </table:table-cell>
          <table:table-cell office:value-type="string">
            <text:p>My nose itches.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cone</text:p>
          </table:table-cell>
          <table:table-cell office:value-type="string">
            <text:p>a triangle with a circle bottom</text:p>
          </table:table-cell>
          <table:table-cell office:value-type="string">
            <text:p>Did you order an ice cream cone?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smoke</text:p>
          </table:table-cell>
          <table:table-cell office:value-type="string">
            <text:p>black air that comes off of fire</text:p>
          </table:table-cell>
          <table:table-cell office:value-type="string">
            <text:p>Black smoke comes off the fir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bowl</text:p>
          </table:table-cell>
          <table:table-cell office:value-type="string">
            <text:p>something you can eat or drink soup from</text:p>
          </table:table-cell>
          <table:table-cell office:value-type="string">
            <text:p>Make sure you wash your bowl with soap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rope</text:p>
          </table:table-cell>
          <table:table-cell office:value-type="string">
            <text:p>a big string</text:p>
          </table:table-cell>
          <table:table-cell office:value-type="string">
            <text:p>There is no way down, even with a rop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sock</text:p>
          </table:table-cell>
          <table:table-cell office:value-type="string">
            <text:p>clothes for your feet</text:p>
          </table:table-cell>
          <table:table-cell office:value-type="string">
            <text:p>Always wear socks with your shoes.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string">
            <text:p>box</text:p>
          </table:table-cell>
          <table:table-cell office:value-type="string">
            <text:p>a square that you can put things inside</text:p>
          </table:table-cell>
          <table:table-cell office:value-type="string">
            <text:p>His box is tiny and wooden.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string">
            <text:p>mess</text:p>
          </table:table-cell>
          <table:table-cell office:value-type="string">
            <text:p>something that needs to be cleaned up</text:p>
          </table:table-cell>
          <table:table-cell office:value-type="string">
            <text:p>My son's room is a complete mess.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string">
            <text:p>pole</text:p>
          </table:table-cell>
          <table:table-cell office:value-type="string">
            <text:p>a long circle that sits in the ground</text:p>
          </table:table-cell>
          <table:table-cell office:value-type="string">
            <text:p>There are no penguins living in the North Pole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nip</text:p>
          </table:table-cell>
          <table:table-cell office:value-type="string">
            <text:p>to cut a little bit</text:p>
          </table:table-cell>
          <table:table-cell office:value-type="string">
            <text:p>I want to snip off this loose thread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mell</text:p>
          </table:table-cell>
          <table:table-cell office:value-type="string">
            <text:p>what your nose can do</text:p>
          </table:table-cell>
          <table:table-cell office:value-type="string">
            <text:p>I can smell something burning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tadpole</text:p>
          </table:table-cell>
          <table:table-cell office:value-type="string">
            <text:p>tad-pole</text:p>
          </table:table-cell>
          <table:table-cell office:value-type="string">
            <text:p>a baby frog</text:p>
          </table:table-cell>
          <table:table-cell office:value-type="string">
            <text:p>The tadpoles swim in the lake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float</text:p>
          </table:table-cell>
          <table:table-cell office:value-type="string">
            <text:p>to stay on top of the water</text:p>
          </table:table-cell>
          <table:table-cell office:value-type="string">
            <text:p>Do you see the leaves floating on the water?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stone</text:p>
          </table:table-cell>
          <table:table-cell office:value-type="string">
            <text:p>rocks</text:p>
          </table:table-cell>
          <table:table-cell office:value-type="string">
            <text:p>He lives in the old house with a stone floor.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pop</text:p>
          </table:table-cell>
          <table:table-cell office:value-type="string">
            <text:p>a small boom, when a balloon blows up</text:p>
          </table:table-cell>
          <table:table-cell office:value-type="string">
            <text:p>The children play with the balloon until it pops.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race</text:p>
          </table:table-cell>
          <table:table-cell office:value-type="string">
            <text:p>when people run to see who is the fastest</text:p>
          </table:table-cell>
          <table:table-cell office:value-type="string">
            <text:p>We won the race.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string">
            <text:p>robe</text:p>
          </table:table-cell>
          <table:table-cell office:value-type="string">
            <text:p>long clothes for the whole body like a blanket</text:p>
          </table:table-cell>
          <table:table-cell office:value-type="string">
            <text:p>He wears a comfortable robe.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string">
            <text:p>hay</text:p>
          </table:table-cell>
          <table:table-cell office:value-type="string">
            <text:p>yellow grass that horses eat</text:p>
          </table:table-cell>
          <table:table-cell office:value-type="string">
            <text:p>Farmers make hay for the winter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suit</text:p>
          </table:table-cell>
          <table:table-cell office:value-type="string">
            <text:p>clothes for the whole body</text:p>
          </table:table-cell>
          <table:table-cell office:value-type="string">
            <text:p>He buys a new suit for the wedding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tube</text:p>
          </table:table-cell>
          <table:table-cell office:value-type="string">
            <text:p>a rope with a circle hole inside</text:p>
          </table:table-cell>
          <table:table-cell office:value-type="string">
            <text:p>I buy a large tube of toothpaste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dune</text:p>
          </table:table-cell>
          <table:table-cell office:value-type="string">
            <text:p>a mountain made of sand</text:p>
          </table:table-cell>
          <table:table-cell office:value-type="string">
            <text:p>We walk over dunes.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string">
            <text:p>tune</text:p>
          </table:table-cell>
          <table:table-cell office:value-type="string">
            <text:p>a song</text:p>
          </table:table-cell>
          <table:table-cell office:value-type="string">
            <text:p>This tune reminds me of my childhood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 office:value-type="string">
            <text:p>The house is shaped like a cub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flute</text:p>
          </table:table-cell>
          <table:table-cell office:value-type="string">
            <text:p>a long tube with holes for playing music</text:p>
          </table:table-cell>
          <table:table-cell office:value-type="string">
            <text:p>She plays the flut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mule</text:p>
          </table:table-cell>
          <table:table-cell office:value-type="string">
            <text:p>an animal like a small horse</text:p>
          </table:table-cell>
          <table:table-cell office:value-type="string">
            <text:p>We ride the mule up the hill.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string">
            <text:p>glue</text:p>
          </table:table-cell>
          <table:table-cell office:value-type="string">
            <text:p>sticky stuff that can hold things together</text:p>
          </table:table-cell>
          <table:table-cell office:value-type="string">
            <text:p>I fix the broken thing with glue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alloon</text:p>
          </table:table-cell>
          <table:table-cell office:value-type="string">
            <text:p>ball-oon</text:p>
          </table:table-cell>
          <table:table-cell office:value-type="string">
            <text:p>a colorful plastic bubble</text:p>
          </table:table-cell>
          <table:table-cell office:value-type="string">
            <text:p>I like to blow bubbles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string">
            <text:p>tuba</text:p>
          </table:table-cell>
          <table:table-cell office:value-type="string">
            <text:p>a big musical instrument made of metal with a large bell</text:p>
          </table:table-cell>
          <table:table-cell office:value-type="string">
            <text:p>He teaches himself to play tuba.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cute</text:p>
          </table:table-cell>
          <table:table-cell office:value-type="string">
            <text:p>pretty and small</text:p>
          </table:table-cell>
          <table:table-cell office:value-type="string">
            <text:p>This puppy is so cute!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rule</text:p>
          </table:table-cell>
          <table:table-cell office:value-type="string">
            <text:p>something you have to do or you get in trouble</text:p>
          </table:table-cell>
          <table:table-cell office:value-type="string">
            <text:p>Do you know the rules of this game?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mile</text:p>
          </table:table-cell>
          <table:table-cell office:value-type="string">
            <text:p>like a kilometer but longer</text:p>
          </table:table-cell>
          <table:table-cell office:value-type="string">
            <text:p>I bet you can't run a mile.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date</text:p>
          </table:table-cell>
          <table:table-cell office:value-type="string">
            <text:p>the number of the day</text:p>
          </table:table-cell>
          <table:table-cell office:value-type="string">
            <text:p>What is the date today?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code</text:p>
          </table:table-cell>
          <table:table-cell office:value-type="string">
            <text:p>a secret number you need to unlock something</text:p>
          </table:table-cell>
          <table:table-cell office:value-type="string">
            <text:p>The bad guy is unable to break the code.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carry many people</text:p>
          </table:table-cell>
          <table:table-cell office:value-type="string">
            <text:p>He works as a school bus driver.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string">
            <text:p>rude</text:p>
          </table:table-cell>
          <table:table-cell office:value-type="string">
            <text:p>not polite</text:p>
          </table:table-cell>
          <table:table-cell office:value-type="string">
            <text:p>Don't be so rude!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flat</text:p>
          </table:table-cell>
          <table:table-cell office:value-type="string">
            <text:p>not tall, with no bumps or hills</text:p>
          </table:table-cell>
          <table:table-cell office:value-type="string">
            <text:p>He sits down on a flat rock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blow</text:p>
          </table:table-cell>
          <table:table-cell office:value-type="string">
            <text:p>to use air to move something</text:p>
          </table:table-cell>
          <table:table-cell office:value-type="string">
            <text:p>The wind blows from the north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tan</text:p>
          </table:table-cell>
          <table:table-cell office:value-type="string">
            <text:p>yellow brown</text:p>
          </table:table-cell>
          <table:table-cell office:value-type="string">
            <text:p>She has a beautiful tan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huge</text:p>
          </table:table-cell>
          <table:table-cell office:value-type="string">
            <text:p>very big</text:p>
          </table:table-cell>
          <table:table-cell office:value-type="string">
            <text:p>It was a huge success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ripe</text:p>
          </table:table-cell>
          <table:table-cell office:value-type="string">
            <text:p>when fruit is ready to eat</text:p>
          </table:table-cell>
          <table:table-cell office:value-type="string">
            <text:p>The ripe apple is very sweet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beast</text:p>
          </table:table-cell>
          <table:table-cell office:value-type="string">
            <text:p>a monser, and animal</text:p>
          </table:table-cell>
          <table:table-cell office:value-type="string">
            <text:p>Kids love fairytales about the beasts in the woods.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log</text:p>
          </table:table-cell>
          <table:table-cell office:value-type="string">
            <text:p>a part of a tree that fell down</text:p>
          </table:table-cell>
          <table:table-cell office:value-type="string">
            <text:p>There is a pile of log in the garden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wood</text:p>
          </table:table-cell>
          <table:table-cell office:value-type="string">
            <text:p>the hard part of a tree that you can build with</text:p>
          </table:table-cell>
          <table:table-cell office:value-type="string">
            <text:p>He lives in a beautiful wood house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neat</text:p>
          </table:table-cell>
          <table:table-cell office:value-type="string">
            <text:p>nice, clean</text:p>
          </table:table-cell>
          <table:table-cell office:value-type="string">
            <text:p>My kitchen is very clean and neat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seal</text:p>
          </table:table-cell>
          <table:table-cell office:value-type="string">
            <text:p>to take without asking</text:p>
          </table:table-cell>
          <table:table-cell office:value-type="string">
            <text:p>I sealed the envelop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leaf</text:p>
          </table:table-cell>
          <table:table-cell office:value-type="string">
            <text:p>the green part of a tree or plant</text:p>
          </table:table-cell>
          <table:table-cell office:value-type="string">
            <text:p>The wind blew all the leaves off the tre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wheat</text:p>
          </table:table-cell>
          <table:table-cell office:value-type="string">
            <text:p>a yellow grass that you use to make bread</text:p>
          </table:table-cell>
          <table:table-cell office:value-type="string">
            <text:p>You can use wheat to make bread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bean</text:p>
          </table:table-cell>
          <table:table-cell office:value-type="string">
            <text:p>a small round plant that you can eat</text:p>
          </table:table-cell>
          <table:table-cell office:value-type="string">
            <text:p>How many beans are in the jar?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team</text:p>
          </table:table-cell>
          <table:table-cell office:value-type="string">
            <text:p>people working together</text:p>
          </table:table-cell>
          <table:table-cell office:value-type="string">
            <text:p>Our team won the first prize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meat</text:p>
          </table:table-cell>
          <table:table-cell office:value-type="string">
            <text:p>a part of an animal that you can eat</text:p>
          </table:table-cell>
          <table:table-cell office:value-type="string">
            <text:p>What kind of meat do you like best?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peel</text:p>
          </table:table-cell>
          <table:table-cell office:value-type="string">
            <text:p>the outside of a banana or other fruit that you can't eat</text:p>
          </table:table-cell>
          <table:table-cell office:value-type="string">
            <text:p>Orange peels are not very tasty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heel</text:p>
          </table:table-cell>
          <table:table-cell office:value-type="string">
            <text:p>the back of your foot</text:p>
          </table:table-cell>
          <table:table-cell office:value-type="string">
            <text:p>I hurt my heel by stepping on a rock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seed</text:p>
          </table:table-cell>
          <table:table-cell office:value-type="string">
            <text:p>a plant baby</text:p>
          </table:table-cell>
          <table:table-cell office:value-type="string">
            <text:p>Ryan plants rose seeds in the soil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knee</text:p>
          </table:table-cell>
          <table:table-cell office:value-type="string">
            <text:p>the part of your leg that bends in the middle</text:p>
          </table:table-cell>
          <table:table-cell office:value-type="string">
            <text:p>Can you walk on your knees?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that can turn</text:p>
          </table:table-cell>
          <table:table-cell office:value-type="string">
            <text:p>The wheel on the bus is broken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sheep</text:p>
          </table:table-cell>
          <table:table-cell office:value-type="string">
            <text:p>farm animals that have a lot of white hair</text:p>
          </table:table-cell>
          <table:table-cell office:value-type="string">
            <text:p>Albert feeds the sheep in the barn.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bee</text:p>
          </table:table-cell>
          <table:table-cell office:value-type="string">
            <text:p>a bug that makes honey and lives in a nest</text:p>
          </table:table-cell>
          <table:table-cell office:value-type="string">
            <text:p>Bees collect nectar from flowers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weed</text:p>
          </table:table-cell>
          <table:table-cell office:value-type="string">
            <text:p>a plant that you don't want to grow</text:p>
          </table:table-cell>
          <table:table-cell office:value-type="string">
            <text:p>There are too many weeds growing in my garden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 office:value-type="string">
            <text:p>I am going to feed the chickens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deal</text:p>
          </table:table-cell>
          <table:table-cell office:value-type="string">
            <text:p>when you buy something for a good price</text:p>
          </table:table-cell>
          <table:table-cell office:value-type="string">
            <text:p>Can you give me a good deal on this computer?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beak</text:p>
          </table:table-cell>
          <table:table-cell office:value-type="string">
            <text:p>a bird's mouth or nose</text:p>
          </table:table-cell>
          <table:table-cell office:value-type="string">
            <text:p>Some birds have large beaks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hole</text:p>
          </table:table-cell>
          <table:table-cell office:value-type="string">
            <text:p>a circle that is cut out of something</text:p>
          </table:table-cell>
          <table:table-cell office:value-type="string">
            <text:p>The dog digs a hole in the back yard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sell</text:p>
          </table:table-cell>
          <table:table-cell office:value-type="string">
            <text:p>to give to other people for money</text:p>
          </table:table-cell>
          <table:table-cell office:value-type="string">
            <text:p>She sells fruit at the night market.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jeep</text:p>
          </table:table-cell>
          <table:table-cell office:value-type="string">
            <text:p>a car that can drive off the road</text:p>
          </table:table-cell>
          <table:table-cell office:value-type="string">
            <text:p>Tom drives a jeep over the rocks.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pal</text:p>
          </table:table-cell>
          <table:table-cell office:value-type="string">
            <text:p>a friend</text:p>
          </table:table-cell>
          <table:table-cell office:value-type="string">
            <text:p>You are my best pal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pea</text:p>
          </table:table-cell>
          <table:table-cell office:value-type="string">
            <text:p>a small bean that grows in a pod</text:p>
          </table:table-cell>
          <table:table-cell office:value-type="string">
            <text:p>The children don't like to eat peas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sled</text:p>
          </table:table-cell>
          <table:table-cell office:value-type="string">
            <text:p>a car that moves on snow with no wheels</text:p>
          </table:table-cell>
          <table:table-cell office:value-type="string">
            <text:p>You can sled in the winter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beg</text:p>
          </table:table-cell>
          <table:table-cell office:value-type="string">
            <text:p>to ask many times even though the answer is no</text:p>
          </table:table-cell>
          <table:table-cell office:value-type="string">
            <text:p>Ann begged me to read the story again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deep</text:p>
          </table:table-cell>
          <table:table-cell office:value-type="string">
            <text:p>very far down</text:p>
          </table:table-cell>
          <table:table-cell office:value-type="string">
            <text:p>This lake is deep and full of fish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wet</text:p>
          </table:table-cell>
          <table:table-cell office:value-type="string">
            <text:p>to be covered in water</text:p>
          </table:table-cell>
          <table:table-cell office:value-type="string">
            <text:p>Please be careful on the wet floor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mud</text:p>
          </table:table-cell>
          <table:table-cell office:value-type="string">
            <text:p>wet dirt</text:p>
          </table:table-cell>
          <table:table-cell office:value-type="string">
            <text:p>She got mud on her new shoes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jeans</text:p>
          </table:table-cell>
          <table:table-cell office:value-type="string">
            <text:p>blue pants with many lines in them</text:p>
          </table:table-cell>
          <table:table-cell office:value-type="string">
            <text:p>The teacher wears jeans every day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nod</text:p>
          </table:table-cell>
          <table:table-cell office:value-type="string">
            <text:p>to move your head up and down</text:p>
          </table:table-cell>
          <table:table-cell office:value-type="string">
            <text:p>Can you nod your head to the music?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bell</text:p>
          </table:table-cell>
          <table:table-cell office:value-type="string">
            <text:p>a metal instrument that you can hit to make a ringing sound</text:p>
          </table:table-cell>
          <table:table-cell office:value-type="string">
            <text:p>The bell rings every hour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stay</text:p>
          </table:table-cell>
          <table:table-cell office:value-type="string">
            <text:p>to not move to another place</text:p>
          </table:table-cell>
          <table:table-cell office:value-type="string">
            <text:p>She tells the dog to stay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meal</text:p>
          </table:table-cell>
          <table:table-cell office:value-type="string">
            <text:p>breakfast, lunch, or dinner</text:p>
          </table:table-cell>
          <table:table-cell office:value-type="string">
            <text:p>Breakfast is my favorite meal.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pie</text:p>
          </table:table-cell>
          <table:table-cell office:value-type="string">
            <text:p>a cake with more water inside</text:p>
          </table:table-cell>
          <table:table-cell office:value-type="string">
            <text:p>Is that apple pie I smell?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pine</text:p>
          </table:table-cell>
          <table:table-cell office:value-type="string">
            <text:p>a kind of tree with spiky leaves</text:p>
          </table:table-cell>
          <table:table-cell office:value-type="string">
            <text:p>There is a big pine tree in front of my house.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grow</text:p>
          </table:table-cell>
          <table:table-cell office:value-type="string">
            <text:p>to get bigger</text:p>
          </table:table-cell>
          <table:table-cell office:value-type="string">
            <text:p>Kids grow up so quickly!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small black bug with wings and many eyes</text:p>
          </table:table-cell>
          <table:table-cell office:value-type="string">
            <text:p>We can't fly, so we make airplanes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string">
            <text:p>dry</text:p>
          </table:table-cell>
          <table:table-cell office:value-type="string">
            <text:p>not wet, with no water</text:p>
          </table:table-cell>
          <table:table-cell office:value-type="string">
            <text:p>My jacket keeps me warm and dry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herry</text:p>
          </table:table-cell>
          <table:table-cell office:value-type="string">
            <text:p>cher-ry</text:p>
          </table:table-cell>
          <table:table-cell office:value-type="string">
            <text:p>a small red fruit</text:p>
          </table:table-cell>
          <table:table-cell office:value-type="string">
            <text:p>I like to eat cherries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ony</text:p>
          </table:table-cell>
          <table:table-cell office:value-type="string">
            <text:p>po-ny</text:p>
          </table:table-cell>
          <table:table-cell office:value-type="string">
            <text:p>a small horse</text:p>
          </table:table-cell>
          <table:table-cell office:value-type="string">
            <text:p>I have a beautiful pony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string">
            <text:p>fry</text:p>
          </table:table-cell>
          <table:table-cell office:value-type="string">
            <text:p>to cook food in oil</text:p>
          </table:table-cell>
          <table:table-cell office:value-type="string">
            <text:p>Do you like fried rice?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ity</text:p>
          </table:table-cell>
          <table:table-cell office:value-type="string">
            <text:p>cit-y</text:p>
          </table:table-cell>
          <table:table-cell office:value-type="string">
            <text:p>a place where many people live</text:p>
          </table:table-cell>
          <table:table-cell office:value-type="string">
            <text:p>Taipei is a big city.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bunny</text:p>
          </table:table-cell>
          <table:table-cell office:value-type="string">
            <text:p>bunn-y</text:p>
          </table:table-cell>
          <table:table-cell office:value-type="string">
            <text:p>a rabbit, a small furry animal with long ears</text:p>
          </table:table-cell>
          <table:table-cell office:value-type="string">
            <text:p>Bunnies are fluffy and cute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uzzy</text:p>
          </table:table-cell>
          <table:table-cell office:value-type="string">
            <text:p>fuzz-y</text:p>
          </table:table-cell>
          <table:table-cell office:value-type="string">
            <text:p>to have lots of fur</text:p>
          </table:table-cell>
          <table:table-cell office:value-type="string">
            <text:p>She held a fuzzy teddy bear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indy</text:p>
          </table:table-cell>
          <table:table-cell office:value-type="string">
            <text:p>wind-y</text:p>
          </table:table-cell>
          <table:table-cell office:value-type="string">
            <text:p>to have lots of wind, lots of moving air</text:p>
          </table:table-cell>
          <table:table-cell office:value-type="string">
            <text:p>The weather is windy today.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keep</text:p>
          </table:table-cell>
          <table:table-cell office:value-type="string">
            <text:p>to have, to own</text:p>
          </table:table-cell>
          <table:table-cell office:value-type="string">
            <text:p>Where do you keep your candies?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own</text:p>
          </table:table-cell>
          <table:table-cell office:value-type="string">
            <text:p>to keep, to have</text:p>
          </table:table-cell>
          <table:table-cell office:value-type="string">
            <text:p>I own a big beautiful house.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juice</text:p>
          </table:table-cell>
          <table:table-cell office:value-type="string">
            <text:p>water from a fruit</text:p>
          </table:table-cell>
          <table:table-cell office:value-type="string">
            <text:p>What is your favorite juice?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glow</text:p>
          </table:table-cell>
          <table:table-cell office:value-type="string">
            <text:p>to make light</text:p>
          </table:table-cell>
          <table:table-cell office:value-type="string">
            <text:p>Her ring glows in the dark.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bake</text:p>
          </table:table-cell>
          <table:table-cell office:value-type="string">
            <text:p>to cook in an oven</text:p>
          </table:table-cell>
          <table:table-cell office:value-type="string">
            <text:p>I just baked some brownies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bin</text:p>
          </table:table-cell>
          <table:table-cell office:value-type="string">
            <text:p>a bucket, a can</text:p>
          </table:table-cell>
          <table:table-cell office:value-type="string">
            <text:p>Throw the garbage in a bin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free</text:p>
          </table:table-cell>
          <table:table-cell office:value-type="string">
            <text:p>not costing any money</text:p>
          </table:table-cell>
          <table:table-cell office:value-type="string">
            <text:p>I got a free gift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thing</text:p>
          </table:table-cell>
          <table:table-cell office:value-type="string">
            <text:p>an object, any noun without a name</text:p>
          </table:table-cell>
          <table:table-cell office:value-type="string">
            <text:p>How do you call this thing?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office:value-type="string">
            <text:p>something you can look at that is on paper</text:p>
          </table:table-cell>
          <table:table-cell office:value-type="string">
            <text:p>Draw a picture of a tree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grass</text:p>
          </table:table-cell>
          <table:table-cell office:value-type="string">
            <text:p>short green leaves on the ground</text:p>
          </table:table-cell>
          <table:table-cell office:value-type="string">
            <text:p>Cows and horses eat grass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please</text:p>
          </table:table-cell>
          <table:table-cell office:value-type="string">
            <text:p>a nice way to ask a question</text:p>
          </table:table-cell>
          <table:table-cell office:value-type="string">
            <text:p>Can you please help me?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turtle</text:p>
          </table:table-cell>
          <table:table-cell office:value-type="string">
            <text:p>turt-le</text:p>
          </table:table-cell>
          <table:table-cell office:value-type="string">
            <text:p>an animal with a hard shell</text:p>
          </table:table-cell>
          <table:table-cell office:value-type="string">
            <text:p>We saw a large turtle on the beach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eagle</text:p>
          </table:table-cell>
          <table:table-cell office:value-type="string">
            <text:p>eag-le</text:p>
          </table:table-cell>
          <table:table-cell office:value-type="string">
            <text:p>a big bird with a white head</text:p>
          </table:table-cell>
          <table:table-cell office:value-type="string">
            <text:p>Eagles fly high in the sky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skip</text:p>
          </table:table-cell>
          <table:table-cell office:value-type="string">
            <text:p>to not do something, to go to the next thing</text:p>
          </table:table-cell>
          <table:table-cell office:value-type="string">
            <text:p>Skip this part and move on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tap</text:p>
          </table:table-cell>
          <table:table-cell office:value-type="string">
            <text:p>to hit a little bit, small hit</text:p>
          </table:table-cell>
          <table:table-cell office:value-type="string">
            <text:p>Julie taps on the window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roar</text:p>
          </table:table-cell>
          <table:table-cell office:value-type="string">
            <text:p>a loud sound made by a lion</text:p>
          </table:table-cell>
          <table:table-cell office:value-type="string">
            <text:p>Can you hear the roar of a waterfall?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snore</text:p>
          </table:table-cell>
          <table:table-cell office:value-type="string">
            <text:p>a sound you make while sleeping</text:p>
          </table:table-cell>
          <table:table-cell office:value-type="string">
            <text:p>The lazy dog snores all day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ing (v)</text:p>
          </table:table-cell>
          <table:table-cell office:value-type="string">
            <text:p>ring</text:p>
          </table:table-cell>
          <table:table-cell office:value-type="string">
            <text:p>the sound a bell or phone make</text:p>
          </table:table-cell>
          <table:table-cell office:value-type="string">
            <text:p>My ring is so shin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noisy</text:p>
          </table:table-cell>
          <table:table-cell office:value-type="string">
            <text:p>noi-sy</text:p>
          </table:table-cell>
          <table:table-cell office:value-type="string">
            <text:p>not quiet</text:p>
          </table:table-cell>
          <table:table-cell office:value-type="string">
            <text:p>My neighbors are very nois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clap</text:p>
          </table:table-cell>
          <table:table-cell office:value-type="string">
            <text:p>to make a sound with your hands</text:p>
          </table:table-cell>
          <table:table-cell office:value-type="string">
            <text:p>People clap their hands when they are happ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flag</text:p>
          </table:table-cell>
          <table:table-cell office:value-type="string">
            <text:p>a piece of cloth that can hang on a stick</text:p>
          </table:table-cell>
          <table:table-cell office:value-type="string">
            <text:p>What colors are on the flag of Taiwan?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piece of cloth that you use to stay warm</text:p>
          </table:table-cell>
          <table:table-cell office:value-type="string">
            <text:p>If you're cold, you can take one more blanket.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that you eat off</text:p>
          </table:table-cell>
          <table:table-cell table:style-name="Default" office:value-type="string">
            <text:p>Can you use a plate to eat soup?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ock (n)</text:p>
          </table:table-cell>
          <table:table-cell office:value-type="string">
            <text:p>block</text:p>
          </table:table-cell>
          <table:table-cell office:value-type="string">
            <text:p>a square that you can use to build</text:p>
          </table:table-cell>
          <table:table-cell office:value-type="string">
            <text:p>She is holding a block of wood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flat</text:p>
          </table:table-cell>
          <table:table-cell office:value-type="string">
            <text:p>no bumps or hills</text:p>
          </table:table-cell>
          <table:table-cell office:value-type="string">
            <text:p>The ball rolls across the flat desk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club</text:p>
          </table:table-cell>
          <table:table-cell office:value-type="string">
            <text:p>a big stick</text:p>
          </table:table-cell>
          <table:table-cell office:value-type="string">
            <text:p>He hits the golf ball with the club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little black bug with wings</text:p>
          </table:table-cell>
          <table:table-cell office:value-type="string">
            <text:p>The big fly flies around the room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smooth</text:p>
          </table:table-cell>
          <table:table-cell office:value-type="string">
            <text:p>no bumps, nice to touch</text:p>
          </table:table-cell>
          <table:table-cell office:value-type="string">
            <text:p>The new road is so smooth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ower</text:p>
          </table:table-cell>
          <table:table-cell office:value-type="string">
            <text:p>tow-er</text:p>
          </table:table-cell>
          <table:table-cell office:value-type="string">
            <text:p>a tall building</text:p>
          </table:table-cell>
          <table:table-cell office:value-type="string">
            <text:p>Take a picture of this old beautiful tower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drum</text:p>
          </table:table-cell>
          <table:table-cell office:value-type="string">
            <text:p>a circle that you can hit to make music</text:p>
          </table:table-cell>
          <table:table-cell office:value-type="string">
            <text:p>Can you play the drums?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crown</text:p>
          </table:table-cell>
          <table:table-cell office:value-type="string">
            <text:p>a king's hat</text:p>
          </table:table-cell>
          <table:table-cell office:value-type="string">
            <text:p>The king's crown is very expensive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bridge</text:p>
          </table:table-cell>
          <table:table-cell office:value-type="string">
            <text:p>a road that goes over water</text:p>
          </table:table-cell>
          <table:table-cell office:value-type="string">
            <text:p>We will cross that bridge when we get there.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grill</text:p>
          </table:table-cell>
          <table:table-cell office:value-type="string">
            <text:p>a box that cooks food using fire</text:p>
          </table:table-cell>
          <table:table-cell office:value-type="string">
            <text:p>She cooks pork on the grill.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trap</text:p>
          </table:table-cell>
          <table:table-cell office:value-type="string">
            <text:p>a way to catch something</text:p>
          </table:table-cell>
          <table:table-cell office:value-type="string">
            <text:p>Can you catch a rabbit with a trap?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brush</text:p>
          </table:table-cell>
          <table:table-cell office:value-type="string">
            <text:p>a tool that has many hairs and can be used to clean</text:p>
          </table:table-cell>
          <table:table-cell office:value-type="string">
            <text:p>She pulls a brush through her hair.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win</text:p>
          </table:table-cell>
          <table:table-cell office:value-type="string">
            <text:p>Did you get a prize for winning?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drop</text:p>
          </table:table-cell>
          <table:table-cell office:value-type="string">
            <text:p>to let fall to the ground</text:p>
          </table:table-cell>
          <table:table-cell office:value-type="string">
            <text:p>Don't drop your food on the floor!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crab</text:p>
          </table:table-cell>
          <table:table-cell office:value-type="string">
            <text:p>an animal that lives in the water and has claws and a hard shell</text:p>
          </table:table-cell>
          <table:table-cell office:value-type="string">
            <text:p>It is fun to chase crabs on the beach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grape</text:p>
          </table:table-cell>
          <table:table-cell office:value-type="string">
            <text:p>a small circle fruit that is purple or green</text:p>
          </table:table-cell>
          <table:table-cell office:value-type="string">
            <text:p>How many grapes can you put in your mouth?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yogurt</text:p>
          </table:table-cell>
          <table:table-cell office:value-type="string">
            <text:p>yo-gurt</text:p>
          </table:table-cell>
          <table:table-cell office:value-type="string">
            <text:p>a kind of gooey food made from milk</text:p>
          </table:table-cell>
          <table:table-cell office:value-type="string">
            <text:p>You can eat yogurt with a spoon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cracking noise when pushed</text:p>
          </table:table-cell>
          <table:table-cell office:value-type="string">
            <text:p>The other students can hear her eat the crunchy cookie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hard to find, only one</text:p>
          </table:table-cell>
          <table:table-cell office:value-type="string">
            <text:p>It is a special gift for you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loppy</text:p>
          </table:table-cell>
          <table:table-cell office:value-type="string">
            <text:p>slop-py</text:p>
          </table:table-cell>
          <table:table-cell office:value-type="string">
            <text:p>not clean, messy</text:p>
          </table:table-cell>
          <table:table-cell office:value-type="string">
            <text:p>Is your writing sloppy or neat?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swing</text:p>
          </table:table-cell>
          <table:table-cell office:value-type="string">
            <text:p>a board with two ropes at the park that you can sit and play on</text:p>
          </table:table-cell>
          <table:table-cell office:value-type="string">
            <text:p>I like to play on the swing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cale</text:p>
          </table:table-cell>
          <table:table-cell office:value-type="string">
            <text:p>a machine that says how heavy you are</text:p>
          </table:table-cell>
          <table:table-cell office:value-type="string">
            <text:p>The fat dog breaks the scale!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pray</text:p>
          </table:table-cell>
          <table:table-cell office:value-type="string">
            <text:p>to make water fly out of a small hole</text:p>
          </table:table-cell>
          <table:table-cell office:value-type="string">
            <text:p>Spray your hands when you come into the school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quare</text:p>
          </table:table-cell>
          <table:table-cell office:value-type="string">
            <text:p>a shape with 4 equal sides</text:p>
          </table:table-cell>
          <table:table-cell office:value-type="string">
            <text:p>A square has four sides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 office:value-type="string">
            <text:p>Can you tie your shoe strings?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ill</text:p>
          </table:table-cell>
          <table:table-cell office:value-type="string">
            <text:p>to drop water on the ground</text:p>
          </table:table-cell>
          <table:table-cell office:value-type="string">
            <text:p>Don't spill the soup!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are</text:p>
          </table:table-cell>
          <table:table-cell office:value-type="string">
            <text:p>extra, to have another</text:p>
          </table:table-cell>
          <table:table-cell office:value-type="string">
            <text:p>Do you have a spare pencil?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tand</text:p>
          </table:table-cell>
          <table:table-cell office:value-type="string">
            <text:p>to use your legs to stay in one place</text:p>
          </table:table-cell>
          <table:table-cell office:value-type="string">
            <text:p>Don't stand on your desk!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neak</text:p>
          </table:table-cell>
          <table:table-cell office:value-type="string">
            <text:p>to walk quietly</text:p>
          </table:table-cell>
          <table:table-cell office:value-type="string">
            <text:p>The kids sneak past the sleeping dog.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prinkle</text:p>
          </table:table-cell>
          <table:table-cell office:value-type="string">
            <text:p>sprink-le</text:p>
          </table:table-cell>
          <table:table-cell office:value-type="string">
            <text:p>to drop many small things</text:p>
          </table:table-cell>
          <table:table-cell office:value-type="string">
            <text:p>You can sprinkle bits of chocolate on the cake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wink</text:p>
          </table:table-cell>
          <table:table-cell office:value-type="string">
            <text:p>to close one eye at someone</text:p>
          </table:table-cell>
          <table:table-cell office:value-type="string">
            <text:p>I see him wink to his friend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lamp</text:p>
          </table:table-cell>
          <table:table-cell office:value-type="string">
            <text:p>a light that stands on a floor or table</text:p>
          </table:table-cell>
          <table:table-cell office:value-type="string">
            <text:p>Turn off the lamp when you leave the room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ring (n)</text:p>
          </table:table-cell>
          <table:table-cell office:value-type="string">
            <text:p>ring</text:p>
          </table:table-cell>
          <table:table-cell office:value-type="string">
            <text:p>a pretty circle that you wear on your finger</text:p>
          </table:table-cell>
          <table:table-cell office:value-type="string">
            <text:p>This is my wedding ring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dent</text:p>
          </table:table-cell>
          <table:table-cell office:value-type="string">
            <text:p>a part of a wall that goes in but is not a hole</text:p>
          </table:table-cell>
          <table:table-cell office:value-type="string">
            <text:p>The old car has lots of dents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list</text:p>
          </table:table-cell>
          <table:table-cell office:value-type="string">
            <text:p>a way to organize things with 1, 2, 3...</text:p>
          </table:table-cell>
          <table:table-cell office:value-type="string">
            <text:p>Can you write a list of your favorite fruits?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 office:value-type="string">
            <text:p>The band plays loud music on the stage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glad</text:p>
          </table:table-cell>
          <table:table-cell office:value-type="string">
            <text:p>happy</text:p>
          </table:table-cell>
          <table:table-cell office:value-type="string">
            <text:p>I'm so glad you are here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spin</text:p>
          </table:table-cell>
          <table:table-cell office:value-type="string">
            <text:p>to go in circles quickly</text:p>
          </table:table-cell>
          <table:table-cell office:value-type="string">
            <text:p>The tops spin and hit each other.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sweet</text:p>
          </table:table-cell>
          <table:table-cell office:value-type="string">
            <text:p>tasty like sugar or cake</text:p>
          </table:table-cell>
          <table:table-cell office:value-type="string">
            <text:p>My tea is too sweet.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ense (n)</text:p>
          </table:table-cell>
          <table:table-cell office:value-type="string">
            <text:p>sense</text:p>
          </table:table-cell>
          <table:table-cell office:value-type="string">
            <text:p>feeling, smelling, tasting, hearing, or seeing</text:p>
          </table:table-cell>
          <table:table-cell office:value-type="string">
            <text:p>What is the most important sense?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retend</text:p>
          </table:table-cell>
          <table:table-cell office:value-type="string">
            <text:p>pre-tend</text:p>
          </table:table-cell>
          <table:table-cell office:value-type="string">
            <text:p>to act like something is real</text:p>
          </table:table-cell>
          <table:table-cell office:value-type="string">
            <text:p>Don't pretend you can't here me!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opcorn</text:p>
          </table:table-cell>
          <table:table-cell office:value-type="string">
            <text:p>pop-corn</text:p>
          </table:table-cell>
          <table:table-cell office:value-type="string">
            <text:p>a snack you make by heating up corn</text:p>
          </table:table-cell>
          <table:table-cell office:value-type="string">
            <text:p>Let's eat some popcorn and watch a movie!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axi</text:p>
          </table:table-cell>
          <table:table-cell office:value-type="string">
            <text:p>tax-i</text:p>
          </table:table-cell>
          <table:table-cell office:value-type="string">
            <text:p>a yellow car that you can ask to take you somewhere</text:p>
          </table:table-cell>
          <table:table-cell office:value-type="string">
            <text:p>There are many taxis in the city.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retzel</text:p>
          </table:table-cell>
          <table:table-cell office:value-type="string">
            <text:p>pret-zel</text:p>
          </table:table-cell>
          <table:table-cell office:value-type="string">
            <text:p>a snack made out of a twisted line of bread</text:p>
          </table:table-cell>
          <table:table-cell office:value-type="string">
            <text:p>She buys a pretzel at the airport.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brick</text:p>
          </table:table-cell>
          <table:table-cell office:value-type="string">
            <text:p>a block of rock that you can use to build</text:p>
          </table:table-cell>
          <table:table-cell table:style-name="ce3" office:value-type="string">
            <text:p>The house is made of bricks.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trunk</text:p>
          </table:table-cell>
          <table:table-cell office:value-type="string">
            <text:p>the part of a tree near the ground, an elephant's nose</text:p>
          </table:table-cell>
          <table:table-cell table:style-name="ce3" office:value-type="string">
            <text:p>That tree has a huge trunk!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 table:style-name="ce3" office:value-type="string">
            <text:p>Run to the top of the hill!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till (adj)</text:p>
          </table:table-cell>
          <table:table-cell office:value-type="string">
            <text:p>still</text:p>
          </table:table-cell>
          <table:table-cell office:value-type="string">
            <text:p>not moving</text:p>
          </table:table-cell>
          <table:table-cell table:style-name="ce3" office:value-type="string">
            <text:p>The boy stands still as the monster walks past.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ck</text:p>
          </table:table-cell>
          <table:table-cell office:value-type="string">
            <text:p>fat, not thin</text:p>
          </table:table-cell>
          <table:table-cell table:style-name="ce3" office:value-type="string">
            <text:p>The Phonics book is thicker than the Writing book.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hunder</text:p>
          </table:table-cell>
          <table:table-cell office:value-type="string">
            <text:p>thund-er</text:p>
          </table:table-cell>
          <table:table-cell office:value-type="string">
            <text:p>a loud sound from a storm</text:p>
          </table:table-cell>
          <table:table-cell table:style-name="ce3" office:value-type="string">
            <text:p>She could hear thunder from far away.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n</text:p>
          </table:table-cell>
          <table:table-cell office:value-type="string">
            <text:p>not fat, not thick</text:p>
          </table:table-cell>
          <table:table-cell table:style-name="ce3" office:value-type="string">
            <text:p>The pencil is thinner than the marker.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umb</text:p>
          </table:table-cell>
          <table:table-cell office:value-type="string">
            <text:p>the big finger on your hand</text:p>
          </table:table-cell>
          <table:table-cell table:style-name="ce3" office:value-type="string">
            <text:p>He hurts his thumb when he moves his desk.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orn</text:p>
          </table:table-cell>
          <table:table-cell office:value-type="string">
            <text:p>a sharp part of a plant</text:p>
          </table:table-cell>
          <table:table-cell table:style-name="ce3" office:value-type="string">
            <text:p>Roses are beautiful, but they also have thorns.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ine</text:p>
          </table:table-cell>
          <table:table-cell office:value-type="string">
            <text:p>to make light</text:p>
          </table:table-cell>
          <table:table-cell table:style-name="ce3" office:value-type="string">
            <text:p>Can you see that light shining in the cave?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hovel</text:p>
          </table:table-cell>
          <table:table-cell office:value-type="string">
            <text:p>shov-el</text:p>
          </table:table-cell>
          <table:table-cell office:value-type="string">
            <text:p>a tool used for digging</text:p>
          </table:table-cell>
          <table:table-cell table:style-name="ce3" office:value-type="string">
            <text:p>They use a shovel to dig the new well.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ape</text:p>
          </table:table-cell>
          <table:table-cell office:value-type="string">
            <text:p>circle, square, triangle...</text:p>
          </table:table-cell>
          <table:table-cell table:style-name="ce3" office:value-type="string">
            <text:p>What do you think Taiwan is shaped like?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elf</text:p>
          </table:table-cell>
          <table:table-cell office:value-type="string">
            <text:p>a small table where you can keep things</text:p>
          </table:table-cell>
          <table:table-cell table:style-name="ce3" office:value-type="string">
            <text:p>Please put your books on the bookshelf.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ip</text:p>
          </table:table-cell>
          <table:table-cell office:value-type="string">
            <text:p>a big boat</text:p>
          </table:table-cell>
          <table:table-cell table:style-name="ce3" office:value-type="string">
            <text:p>The fishing ship is stuck in the storm!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ake</text:p>
          </table:table-cell>
          <table:table-cell office:value-type="string">
            <text:p>to move side to side</text:p>
          </table:table-cell>
          <table:table-cell table:style-name="ce3" office:value-type="string">
            <text:p>Did you feel that shaking?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used for moving</text:p>
          </table:table-cell>
          <table:table-cell table:style-name="ce3" office:value-type="string">
            <text:p>How many wheels does a tricycle have?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per</text:p>
          </table:table-cell>
          <table:table-cell office:value-type="string">
            <text:p>whisp-er</text:p>
          </table:table-cell>
          <table:table-cell office:value-type="string">
            <text:p>to speak very quietly</text:p>
          </table:table-cell>
          <table:table-cell table:style-name="ce3" office:value-type="string">
            <text:p>What are you two whispering about?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ker</text:p>
          </table:table-cell>
          <table:table-cell office:value-type="string">
            <text:p>whisk-er</text:p>
          </table:table-cell>
          <table:table-cell office:value-type="string">
            <text:p>hairs near an animal's mouth</text:p>
          </table:table-cell>
          <table:table-cell table:style-name="ce3" office:value-type="string">
            <text:p>The cat's whiskers move back and forth as it sleeps.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storm</text:p>
          </table:table-cell>
          <table:table-cell office:value-type="string">
            <text:p>a very scary cloud that makes rain</text:p>
          </table:table-cell>
          <table:table-cell table:style-name="ce3" office:value-type="string">
            <text:p>You should come inside before the storm begins!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whine</text:p>
          </table:table-cell>
          <table:table-cell office:value-type="string">
            <text:p>to complain, to talk about why you are mad</text:p>
          </table:table-cell>
          <table:table-cell table:style-name="ce3" office:value-type="string">
            <text:p>I don't want to hear any whining.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ange</text:p>
          </table:table-cell>
          <table:table-cell office:value-type="string">
            <text:p>to do something differently</text:p>
          </table:table-cell>
          <table:table-cell table:style-name="ce3" office:value-type="string">
            <text:p>She needs to change her clothes after falling in the water.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urch</text:p>
          </table:table-cell>
          <table:table-cell office:value-type="string">
            <text:p>a building where you can pray</text:p>
          </table:table-cell>
          <table:table-cell table:style-name="ce3" office:value-type="string">
            <text:p>Is there a church in this neighborhood?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hopsticks</text:p>
          </table:table-cell>
          <table:table-cell office:value-type="string">
            <text:p>chop-sticks</text:p>
          </table:table-cell>
          <table:table-cell office:value-type="string">
            <text:p>to sticks used for eating</text:p>
          </table:table-cell>
          <table:table-cell table:style-name="ce3" office:value-type="string">
            <text:p>Do you know how to use chopsticks?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in</text:p>
          </table:table-cell>
          <table:table-cell office:value-type="string">
            <text:p>the bottom of your face</text:p>
          </table:table-cell>
          <table:table-cell table:style-name="ce3" office:value-type="string">
            <text:p>The water falls down his chin as he drinks.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eek</text:p>
          </table:table-cell>
          <table:table-cell office:value-type="string">
            <text:p>the sides of your face</text:p>
          </table:table-cell>
          <table:table-cell table:style-name="ce3" office:value-type="string">
            <text:p>Her cheeks turn red in the cold wind.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op</text:p>
          </table:table-cell>
          <table:table-cell office:value-type="string">
            <text:p>to use an axe to cut a tree</text:p>
          </table:table-cell>
          <table:table-cell table:style-name="ce3" office:value-type="string">
            <text:p>How long does it take to chop down a tree?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ife</text:p>
          </table:table-cell>
          <table:table-cell office:value-type="string">
            <text:p>a tool used for cutting or stabbing</text:p>
          </table:table-cell>
          <table:table-cell table:style-name="ce3" office:value-type="string">
            <text:p>We need a knife to cut the vegetables.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ot</text:p>
          </table:table-cell>
          <table:table-cell office:value-type="string">
            <text:p>when you tie two strings or ropes together</text:p>
          </table:table-cell>
          <table:table-cell table:style-name="ce3" office:value-type="string">
            <text:p>Do you know how to tie a knot?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kangaroo</text:p>
          </table:table-cell>
          <table:table-cell office:value-type="string">
            <text:p>kang-a-roo</text:p>
          </table:table-cell>
          <table:table-cell office:value-type="string">
            <text:p>an animal that jumps and keeps its babies in a pouch</text:p>
          </table:table-cell>
          <table:table-cell table:style-name="ce3" office:value-type="string">
            <text:p>The kangaroo hops across the desert.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ck</text:p>
          </table:table-cell>
          <table:table-cell office:value-type="string">
            <text:p>to hit to make a sound</text:p>
          </table:table-cell>
          <table:table-cell table:style-name="ce3" office:value-type="string">
            <text:p>She hears a knock on the door.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ight</text:p>
          </table:table-cell>
          <table:table-cell office:value-type="string">
            <text:p>a person who rides a horse and uses a sword</text:p>
          </table:table-cell>
          <table:table-cell table:style-name="ce3" office:value-type="string">
            <text:p>The knight rides his horse through the castle.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b</text:p>
          </table:table-cell>
          <table:table-cell office:value-type="string">
            <text:p>a circle on a door that you can turn to open</text:p>
          </table:table-cell>
          <table:table-cell table:style-name="ce3" office:value-type="string">
            <text:p>You need to turn the knob to open the door.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chain</text:p>
          </table:table-cell>
          <table:table-cell office:value-type="string">
            <text:p>a rope made out of metal circles</text:p>
          </table:table-cell>
          <table:table-cell table:style-name="ce3" office:value-type="string">
            <text:p>My bike chain keeps falling off!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think</text:p>
          </table:table-cell>
          <table:table-cell office:value-type="string">
            <text:p>to use your brain</text:p>
          </table:table-cell>
          <table:table-cell table:style-name="ce3" office:value-type="string">
            <text:p>What did you think of the movie?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ark</text:p>
          </table:table-cell>
          <table:table-cell office:value-type="string">
            <text:p>a big scary fish</text:p>
          </table:table-cell>
          <table:table-cell table:style-name="ce3" office:value-type="string">
            <text:p>Does this sea have many sharks?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ut</text:p>
          </table:table-cell>
          <table:table-cell office:value-type="string">
            <text:p>to close</text:p>
          </table:table-cell>
          <table:table-cell table:style-name="ce3" office:value-type="string">
            <text:p>Shut the door if you leave the house.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luffy</text:p>
          </table:table-cell>
          <table:table-cell office:value-type="string">
            <text:p>fluff-y</text:p>
          </table:table-cell>
          <table:table-cell office:value-type="string">
            <text:p>to have a lot of hair</text:p>
          </table:table-cell>
          <table:table-cell table:style-name="ce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office:value-type="string">
            <text:p>a part of a bird that looks like hair</text:p>
          </table:table-cell>
          <table:table-cell table:style-name="ce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over (v)</text:p>
          </table:table-cell>
          <table:table-cell office:value-type="string">
            <text:p>cov-er</text:p>
          </table:table-cell>
          <table:table-cell office:value-type="string">
            <text:p>to make it so others can't see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ers</text:p>
          </table:table-cell>
          <table:table-cell office:value-type="string">
            <text:p>check-ers</text:p>
          </table:table-cell>
          <table:table-cell office:value-type="string">
            <text:p>a game with red and black squares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whistle</text:p>
          </table:table-cell>
          <table:table-cell office:value-type="string">
            <text:p>whist-le</text:p>
          </table:table-cell>
          <table:table-cell office:value-type="string">
            <text:p>to make a high sound using air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 (n)</text:p>
          </table:table-cell>
          <table:table-cell office:value-type="string">
            <text:p>check</text:p>
          </table:table-cell>
          <table:table-cell office:value-type="string">
            <text:p>a mark on a paper that means "good"</text:p>
          </table:table-cell>
          <table:table-cell table:style-name="ce3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whip</text:p>
          </table:table-cell>
          <table:table-cell office:value-type="string">
            <text:p>to use a rope to hit</text:p>
          </table:table-cell>
          <table:table-cell table:style-name="ce3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shave</text:p>
          </table:table-cell>
          <table:table-cell office:value-type="string">
            <text:p>to cut hair with a knife</text:p>
          </table:table-cell>
          <table:table-cell table:style-name="ce3"/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string">
            <text:p>ground</text:p>
          </table:table-cell>
          <table:table-cell office:value-type="string">
            <text:p>the floor outside</text:p>
          </table:table-cell>
          <table:table-cell table:style-name="ce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wheelchair</text:p>
          </table:table-cell>
          <table:table-cell office:value-type="string">
            <text:p>wheel-chair</text:p>
          </table:table-cell>
          <table:table-cell office:value-type="string">
            <text:p>a chair that you can use to move if you can't walk</text:p>
          </table:table-cell>
          <table:table-cell table:style-name="ce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raincoat</text:p>
          </table:table-cell>
          <table:table-cell office:value-type="string">
            <text:p>rain-coat</text:p>
          </table:table-cell>
          <table:table-cell office:value-type="string">
            <text:p>a coat you can use to stay dry</text:p>
          </table:table-cell>
          <table:table-cell table:style-name="ce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ilbox</text:p>
          </table:table-cell>
          <table:table-cell office:value-type="string">
            <text:p>mail-box</text:p>
          </table:table-cell>
          <table:table-cell office:value-type="string">
            <text:p>a box that you can put mail inside</text:p>
          </table:table-cell>
          <table:table-cell table:style-name="ce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hoelace</text:p>
          </table:table-cell>
          <table:table-cell office:value-type="string">
            <text:p>shoe-lace</text:p>
          </table:table-cell>
          <table:table-cell office:value-type="string">
            <text:p>a string that you use to tie your shoes</text:p>
          </table:table-cell>
          <table:table-cell table:style-name="ce3"/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string">
            <text:p>bud</text:p>
          </table:table-cell>
          <table:table-cell office:value-type="string">
            <text:p>a baby flower</text:p>
          </table:table-cell>
          <table:table-cell table:style-name="ce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contraction</text:p>
          </table:table-cell>
          <table:table-cell office:value-type="string">
            <text:p>con-trac-tion</text:p>
          </table:table-cell>
          <table:table-cell office:value-type="string">
            <text:p>two words combined and missing a letter</text:p>
          </table:table-cell>
          <table:table-cell table:style-name="ce3"/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string">
            <text:p>plan</text:p>
          </table:table-cell>
          <table:table-cell office:value-type="string">
            <text:p>something you will try to do later</text:p>
          </table:table-cell>
          <table:table-cell table:style-name="ce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ick (v)</text:p>
          </table:table-cell>
          <table:table-cell office:value-type="string">
            <text:p>pick</text:p>
          </table:table-cell>
          <table:table-cell office:value-type="string">
            <text:p>to choose one</text:p>
          </table:table-cell>
          <table:table-cell table:style-name="ce3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mix</text:p>
          </table:table-cell>
          <table:table-cell office:value-type="string">
            <text:p>to put things together and make them into one</text:p>
          </table:table-cell>
          <table:table-cell table:style-name="ce3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crawl</text:p>
          </table:table-cell>
          <table:table-cell office:value-type="string">
            <text:p>to move on the ground using hands without walking</text:p>
          </table:table-cell>
          <table:table-cell table:style-name="ce3"/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string">
            <text:p>quack</text:p>
          </table:table-cell>
          <table:table-cell office:value-type="string">
            <text:p>a duck sound</text:p>
          </table:table-cell>
          <table:table-cell table:style-name="ce3"/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string">
            <text:p>laugh</text:p>
          </table:table-cell>
          <table:table-cell office:value-type="string">
            <text:p>the sound you make when you hear something funny</text:p>
          </table:table-cell>
          <table:table-cell table:style-name="ce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iger</text:p>
          </table:table-cell>
          <table:table-cell office:value-type="string">
            <text:p>ti-ger</text:p>
          </table:table-cell>
          <table:table-cell office:value-type="string">
            <text:p>a big cat-like animal with stripes</text:p>
          </table:table-cell>
          <table:table-cell table:style-name="ce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tch (v)</text:p>
          </table:table-cell>
          <table:table-cell office:value-type="string">
            <text:p>match</text:p>
          </table:table-cell>
          <table:table-cell office:value-type="string">
            <text:p>to look the same, to choose two that look the same</text:p>
          </table:table-cell>
          <table:table-cell table:style-name="ce3"/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string">
            <text:p>stairs</text:p>
          </table:table-cell>
          <table:table-cell office:value-type="string">
            <text:p>a part of the floor that goes up that you can walk up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wish</text:p>
          </table:table-cell>
          <table:table-cell office:value-type="string">
            <text:p>to hope for something crazy to happen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stick</text:p>
          </table:table-cell>
          <table:table-cell office:value-type="string">
            <text:p>a long small piece of a tree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pack</text:p>
          </table:table-cell>
          <table:table-cell office:value-type="string">
            <text:p>to put things in a bag for traveling</text:p>
          </table:table-cell>
          <table:table-cell table:style-name="ce3"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yell</text:p>
          </table:table-cell>
          <table:table-cell office:value-type="string">
            <text:p>to shout</text:p>
          </table:table-cell>
          <table:table-cell table:style-name="ce3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string">
            <text:p>fill</text:p>
          </table:table-cell>
          <table:table-cell office:value-type="string">
            <text:p>to put everything inside until there is no more room</text:p>
          </table:table-cell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5/02/2021</text:date>, <text:time>19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3M23S</meta:editing-duration>
    <meta:editing-cycles>32</meta:editing-cycles>
    <meta:generator>OpenOffice/4.1.6$Win32 OpenOffice.org_project/416m1$Build-9790</meta:generator>
    <dc:date>2021-05-02T19:51:41.94</dc:date>
    <meta:document-statistic meta:table-count="3" meta:cell-count="1531" meta:object-count="0"/>
    <meta:user-defined meta:name="Info 1"/>
    <meta:user-defined meta:name="Info 2"/>
    <meta:user-defined meta:name="Info 3"/>
    <meta:user-defined meta:name="Info 4"/>
  </office:meta>
</office:document-meta>
</file>